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423cm" fo:margin-bottom="0cm" style:contextual-spacing="false" fo:line-height="120%" fo:text-indent="0cm" style:auto-text-indent="false" style:writing-mode="lr-tb"/>
      <style:text-properties fo:font-variant="normal" fo:text-transform="none" fo:color="#2f5496" loext:opacity="100%" style:text-line-through-style="none" style:text-line-through-type="none" style:font-name="Calibri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3" style:family="paragraph" style:parent-style-name="Heading_20_2">
      <style:paragraph-properties fo:margin-left="0cm" fo:margin-right="0cm" fo:margin-top="0.071cm" fo:margin-bottom="0cm" style:contextual-spacing="false" fo:line-height="120%" fo:text-indent="0cm" style:auto-text-indent="false" style:writing-mode="lr-tb"/>
      <style:text-properties fo:font-variant="normal" fo:text-transform="none" fo:color="#2f5496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23cm" fo:margin-bottom="0.499cm" style:contextual-spacing="false" fo:line-height="120%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#ffe599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left="0.318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#ffe599"/>
    </style:style>
    <style:style style:name="P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#ffe599"/>
    </style:style>
    <style:style style:name="P10" style:family="paragraph" style:parent-style-name="Text_20_body" style:list-style-name="L1">
      <loext:graphic-properties draw:fill="none" draw:fill-color="#ffffff"/>
      <style:paragraph-properties fo:margin-left="0.318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423cm" fo:margin-bottom="0cm" style:contextual-spacing="false" fo:line-height="120%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#ffe599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bcd061d4-7fff-ff7e-f406-1bcf04abc324"/>Examen – Décembre 2025</text:h>
      <text:p text:style-name="P2">Par groupe (binôme)</text:p>
      <text:h text:style-name="P3" text:outline-level="2">Objectifs</text:h>
      <text:p text:style-name="P2">Conception de base de données, Requêtes SQL , Applications web</text:p>
      <text:p text:style-name="P4"/>
      <text:h text:style-name="P3" text:outline-level="2">Technique</text:h>
      <text:p text:style-name="P2">PHP Flight mvc – Mysql ou Postgres</text:p>
      <text:p text:style-name="P2">Créer un Todo list  ( les tâches seront assignées pour chaque binôme)</text:p>
      <text:p text:style-name="P4"/>
      <text:h text:style-name="P3" text:outline-level="2">Compréhension</text:h>
      <text:p text:style-name="P2">Une société de livraison possède plusieurs véhicules, livreurs et zones de livraison.</text:p>
      <text:p text:style-name="P2">Un livreur est affecté à un véhicule par jour.</text:p>
      <text:p text:style-name="P2">Chaque livraison correspond à :</text:p>
      <text:p text:style-name="P5"><text:span text:style-name="T1">• </text:span><text:span text:style-name="T2">un colis,</text:span></text:p>
      <text:p text:style-name="P5"><text:span text:style-name="T1">• </text:span><text:span text:style-name="T2">une adresse de départ </text:span><text:span text:style-name="T3">(entrepôt de la société, 1 seul entrepôt)</text:span><text:span text:style-name="T2">,</text:span></text:p>
      <text:p text:style-name="P5"><text:span text:style-name="T1">• </text:span><text:span text:style-name="T2">une adresse de destination,</text:span></text:p>
      <text:p text:style-name="P5"><text:span text:style-name="T1">• </text:span><text:span text:style-name="T2">un statut (en attente, livré, annulé).</text:span></text:p>
      <text:p text:style-name="P4"/>
      <text:p text:style-name="P6">Livreur = Chauffeur</text:p>
      <text:p text:style-name="P4"/>
      <text:p text:style-name="P2">Votre tâche est de créer la base de données, d’insérer des données de test, et d’effectuer les requêtes SQL nécessaires.</text:p>
      <text:p text:style-name="P4"/>
      <text:h text:style-name="P3" text:outline-level="2">Travail à faire</text:h>
      <text:p text:style-name="P2">Créer les tables et données nécessaires qui permettent de gérer les fonctionnalités :</text:p>
      <text:list text:style-name="L1">
        <text:list-item>
          <text:p text:style-name="P7">Gestion des livraisons (Création , Statut)</text:p>
          <text:list>
            <text:list-item>
              <text:p text:style-name="P7">les colis correspondants</text:p>
            </text:list-item>
            <text:list-item>
              <text:p text:style-name="P7">Paramètre par livraison</text:p>
              <text:list>
                <text:list-item>
                  <text:p text:style-name="P8">coût de revient</text:p>
                  <text:list>
                    <text:list-item>
                      <text:p text:style-name="P9">voiture ( à saisir par livraison)</text:p>
                    </text:list-item>
                    <text:list-item>
                      <text:p text:style-name="P9">chauffeur (salaire journalier), chaque chauffeur peut avoir son salaire</text:p>
                    </text:list-item>
                  </text:list>
                </text:list-item>
                <text:list-item>
                  <text:p text:style-name="P10">colis par kg</text:p>
                </text:list-item>
              </text:list>
            </text:list-item>
          </text:list>
        </text:list-item>
        <text:list-item>
          <text:p text:style-name="P7"><text:soft-page-break/>Créer directement les autres données nécessaires dans la table</text:p>
        </text:list-item>
        <text:list-item>
          <text:p text:style-name="P7">Page pour afficher les bénéfices par période (jour, mois, année)</text:p>
        </text:list-item>
      </text:list>
      <text:p text:style-name="P11"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15:43:36.660241149</meta:creation-date>
    <dc:date>2025-12-16T16:16:30.967699492</dc:date>
    <meta:editing-duration>PT1M6S</meta:editing-duration>
    <meta:editing-cycles>2</meta:editing-cycles>
    <meta:generator>LibreOffice/25.8.1.1$Linux_X86_64 LibreOffice_project/54047653041915e595ad4e45cccea684809c77b5</meta:generator>
    <meta:document-statistic meta:table-count="0" meta:image-count="0" meta:object-count="0" meta:page-count="2" meta:paragraph-count="29" meta:word-count="190" meta:character-count="1151" meta:non-whitespace-character-count="992"/>
  </office:meta>
</office:document-meta>
</file>